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Noto_Sans_3.ttf" manifest:media-type="application/x-font-ttf"/>
  <manifest:file-entry manifest:full-path="Fonts/Font_Noto_Sans_1.ttf" manifest:media-type="application/x-font-ttf"/>
  <manifest:file-entry manifest:full-path="Fonts/Font_Vazir_1.ttf" manifest:media-type="application/x-font-ttf"/>
  <manifest:file-entry manifest:full-path="Fonts/Font_Liberation_Serif_4.ttf" manifest:media-type="application/x-font-ttf"/>
  <manifest:file-entry manifest:full-path="Fonts/Font_Noto_Sans_2.ttf" manifest:media-type="application/x-font-ttf"/>
  <manifest:file-entry manifest:full-path="Fonts/Font_Vazir_2.ttf" manifest:media-type="application/x-font-ttf"/>
  <manifest:file-entry manifest:full-path="Fonts/Font_Nimbus_Sans_1.ttf" manifest:media-type="application/x-font-ttf"/>
  <manifest:file-entry manifest:full-path="Fonts/Font_Noto_Sans_4.ttf" manifest:media-type="application/x-font-ttf"/>
  <manifest:file-entry manifest:full-path="Fonts/Font_Noto_Sans_Mono_1.ttf" manifest:media-type="application/x-font-ttf"/>
  <manifest:file-entry manifest:full-path="Fonts/Font_Nimbus_Sans_2.ttf" manifest:media-type="application/x-font-ttf"/>
  <manifest:file-entry manifest:full-path="Fonts/Font_Noto_Sans_Mono_2.ttf" manifest:media-type="application/x-font-ttf"/>
  <manifest:file-entry manifest:full-path="Fonts/Font_Nimbus_Sans_3.ttf" manifest:media-type="application/x-font-ttf"/>
  <manifest:file-entry manifest:full-path="Fonts/Font_Nimbus_Sans_4.ttf" manifest:media-type="application/x-font-ttf"/>
  <manifest:file-entry manifest:full-path="Fonts/Font_Tanha_1.ttf" manifest:media-type="application/x-font-ttf"/>
  <manifest:file-entry manifest:full-path="Fonts/Font_Liberation_Serif_2.ttf" manifest:media-type="application/x-font-ttf"/>
  <manifest:file-entry manifest:full-path="Fonts/Font_Liberation_Serif_1.ttf" manifest:media-type="application/x-font-ttf"/>
  <manifest:file-entry manifest:full-path="Fonts/Font_Liberation_Serif_3.ttf" manifest:media-type="application/x-font-ttf"/>
  <manifest:file-entry manifest:full-path="Pictures/1000020100000030000000301847762297868269.png" manifest:media-type="image/png"/>
  <manifest:file-entry manifest:full-path="Pictures/100002010000003000000030722DFFDABBFD1D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Vazir1" svg:font-family="Vazir">
      <svg:font-face-src>
        <svg:font-face-uri xlink:href="Fonts/Font_Vazir_1.ttf" xlink:type="simple" loext:font-style="normal" loext:font-weight="normal">
          <svg:font-face-format svg:string="truetype"/>
        </svg:font-face-uri>
        <svg:font-face-uri xlink:href="Fonts/Font_Vazir_2.ttf" xlink:type="simple" loext:font-style="normal" loext:font-weight="bold">
          <svg:font-face-format svg:string="truetype"/>
        </svg:font-face-uri>
      </svg:font-face-src>
    </style:font-face>
    <style:font-face style:name="Nimbus Sans2" svg:font-family="'Nimbus Sans'" style:font-adornments="Regular" style:font-family-generic="swiss">
      <svg:font-face-src>
        <svg:font-face-uri xlink:href="Fonts/Font_Nimbus_Sans_1.ttf" xlink:type="simple" loext:font-style="normal" loext:font-weight="normal">
          <svg:font-face-format svg:string="truetype"/>
        </svg:font-face-uri>
        <svg:font-face-uri xlink:href="Fonts/Font_Nimbus_Sans_2.ttf" xlink:type="simple" loext:font-style="normal" loext:font-weight="bold">
          <svg:font-face-format svg:string="truetype"/>
        </svg:font-face-uri>
        <svg:font-face-uri xlink:href="Fonts/Font_Nimbus_Sans_3.ttf" xlink:type="simple" loext:font-style="italic" loext:font-weight="normal">
          <svg:font-face-format svg:string="truetype"/>
        </svg:font-face-uri>
        <svg:font-face-uri xlink:href="Fonts/Font_Nimbus_Sans_4.ttf" xlink:type="simple" loext:font-style="italic" loext:font-weight="bold">
          <svg:font-face-format svg:string="truetype"/>
        </svg:font-face-uri>
      </svg:font-face-src>
    </style:font-face>
    <style:font-face style:name="Noto Sans Mono" svg:font-family="'Noto Sans Mono'" style:font-family-generic="swiss" style:font-pitch="fixed">
      <svg:font-face-src>
        <svg:font-face-uri xlink:href="Fonts/Font_Noto_Sans_Mono_1.ttf" xlink:type="simple" loext:font-style="normal" loext:font-weight="normal">
          <svg:font-face-format svg:string="truetype"/>
        </svg:font-face-uri>
        <svg:font-face-uri xlink:href="Fonts/Font_Noto_Sans_Mono_2.ttf" xlink:type="simple" loext:font-style="normal" loext:font-weight="bold">
          <svg:font-face-format svg:string="truetype"/>
        </svg:font-face-uri>
      </svg:font-face-src>
    </style:font-face>
    <style:font-face style:name="Sultan Adan Light" svg:font-family="'Sultan Adan Light'" style:font-adornments="Regular" style:font-pitch="variable"/>
    <style:font-face style:name="Tanha" svg:font-family="Tanha" style:font-adornments="Regular" style:font-pitch="variable">
      <svg:font-face-src>
        <svg:font-face-uri xlink:href="Fonts/Font_Tanha_1.ttf" xlink:type="simple" loext:font-style="normal" loext:font-weight="normal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imbus Sans" svg:font-family="'Nimbus Sans'" style:font-adornments="Regular" style:font-family-generic="swiss" style:font-pitch="variable">
      <svg:font-face-src>
        <svg:font-face-uri xlink:href="Fonts/Font_Nimbus_Sans_1.ttf" xlink:type="simple" loext:font-style="normal" loext:font-weight="normal">
          <svg:font-face-format svg:string="truetype"/>
        </svg:font-face-uri>
        <svg:font-face-uri xlink:href="Fonts/Font_Nimbus_Sans_2.ttf" xlink:type="simple" loext:font-style="normal" loext:font-weight="bold">
          <svg:font-face-format svg:string="truetype"/>
        </svg:font-face-uri>
        <svg:font-face-uri xlink:href="Fonts/Font_Nimbus_Sans_3.ttf" xlink:type="simple" loext:font-style="italic" loext:font-weight="normal">
          <svg:font-face-format svg:string="truetype"/>
        </svg:font-face-uri>
        <svg:font-face-uri xlink:href="Fonts/Font_Nimbus_Sans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swiss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ans Mono1" svg:font-family="'Noto Sans Mono'" style:font-family-generic="swiss" style:font-pitch="variable"/>
    <style:font-face style:name="Nimbus Sans1" svg:font-family="'Nimbus Sans'" style:font-family-generic="system" style:font-pitch="variable">
      <svg:font-face-src>
        <svg:font-face-uri xlink:href="Fonts/Font_Nimbus_Sans_1.ttf" xlink:type="simple" loext:font-style="normal" loext:font-weight="normal">
          <svg:font-face-format svg:string="truetype"/>
        </svg:font-face-uri>
        <svg:font-face-uri xlink:href="Fonts/Font_Nimbus_Sans_2.ttf" xlink:type="simple" loext:font-style="normal" loext:font-weight="bold">
          <svg:font-face-format svg:string="truetype"/>
        </svg:font-face-uri>
        <svg:font-face-uri xlink:href="Fonts/Font_Nimbus_Sans_3.ttf" xlink:type="simple" loext:font-style="italic" loext:font-weight="normal">
          <svg:font-face-format svg:string="truetype"/>
        </svg:font-face-uri>
        <svg:font-face-uri xlink:href="Fonts/Font_Nimbus_Sans_4.ttf" xlink:type="simple" loext:font-style="italic" loext:font-weight="bold">
          <svg:font-face-format svg:string="truetype"/>
        </svg:font-face-uri>
      </svg:font-face-src>
    </style:font-face>
    <style:font-face style:name="Vazir" svg:font-family="Vazir" style:font-family-generic="system" style:font-pitch="variable">
      <svg:font-face-src>
        <svg:font-face-uri xlink:href="Fonts/Font_Vazir_1.ttf" xlink:type="simple" loext:font-style="normal" loext:font-weight="normal">
          <svg:font-face-format svg:string="truetype"/>
        </svg:font-face-uri>
        <svg:font-face-uri xlink:href="Fonts/Font_Vazir_2.ttf" xlink:type="simple" loext:font-style="normal" loext:font-weight="bold">
          <svg:font-face-format svg:string="truetype"/>
        </svg:font-face-uri>
      </svg:font-face-src>
    </style:font-face>
  </office:font-face-decls>
  <office:automatic-styles>
    <style:style style:name="P1" style:family="paragraph" style:parent-style-name="Adress">
      <style:text-properties fo:color="#333333" style:font-name="Nimbus Sans" officeooo:rsid="00072ea2" officeooo:paragraph-rsid="00083f7c"/>
    </style:style>
    <style:style style:name="P2" style:family="paragraph" style:parent-style-name="JobTitle">
      <style:text-properties officeooo:rsid="0005ae2e" officeooo:paragraph-rsid="0005ae2e"/>
    </style:style>
    <style:style style:name="P3" style:family="paragraph" style:parent-style-name="JobTitle">
      <style:paragraph-properties>
        <style:tab-stops/>
      </style:paragraph-properties>
      <style:text-properties officeooo:rsid="0005ae2e" officeooo:paragraph-rsid="0005ae2e"/>
    </style:style>
    <style:style style:name="P4" style:family="paragraph" style:parent-style-name="Name">
      <style:text-properties officeooo:rsid="0005ae2e" officeooo:paragraph-rsid="0005ae2e"/>
    </style:style>
    <style:style style:name="P5" style:family="paragraph" style:parent-style-name="Section_20_Caption">
      <style:text-properties officeooo:rsid="000dbb6f" officeooo:paragraph-rsid="000dbb6f"/>
    </style:style>
    <style:style style:name="P6" style:family="paragraph" style:parent-style-name="Section_20_Caption">
      <style:text-properties officeooo:rsid="0013a1d7" officeooo:paragraph-rsid="0013a1d7"/>
    </style:style>
    <style:style style:name="P7" style:family="paragraph" style:parent-style-name="Section_20_Caption">
      <style:text-properties officeooo:rsid="0021dfa2" officeooo:paragraph-rsid="0021dfa2"/>
    </style:style>
    <style:style style:name="P8" style:family="paragraph" style:parent-style-name="Section_20_Caption">
      <style:text-properties officeooo:rsid="0021e074" officeooo:paragraph-rsid="0021e074"/>
    </style:style>
    <style:style style:name="P9" style:family="paragraph" style:parent-style-name="Section_20_Caption">
      <style:text-properties officeooo:rsid="002c08ed" officeooo:paragraph-rsid="002c08ed"/>
    </style:style>
    <style:style style:name="P10" style:family="paragraph" style:parent-style-name="Section_20_Caption">
      <style:text-properties officeooo:rsid="002e793a" officeooo:paragraph-rsid="002e793a"/>
    </style:style>
    <style:style style:name="P11" style:family="paragraph" style:parent-style-name="Section_20_Caption">
      <style:text-properties officeooo:rsid="00316b04" officeooo:paragraph-rsid="00316b04"/>
    </style:style>
    <style:style style:name="P12" style:family="paragraph" style:parent-style-name="Normal">
      <style:text-properties officeooo:rsid="0013d3af" officeooo:paragraph-rsid="0013d3af"/>
    </style:style>
    <style:style style:name="P13" style:family="paragraph" style:parent-style-name="Normal">
      <style:text-properties officeooo:rsid="0014d475" officeooo:paragraph-rsid="0014d475"/>
    </style:style>
    <style:style style:name="P14" style:family="paragraph" style:parent-style-name="Section_20_Title">
      <style:text-properties officeooo:rsid="000be856" officeooo:paragraph-rsid="000be856"/>
    </style:style>
    <style:style style:name="P15" style:family="paragraph" style:parent-style-name="Section_20_Title">
      <style:text-properties officeooo:rsid="0021dfa2" officeooo:paragraph-rsid="0021dfa2"/>
    </style:style>
    <style:style style:name="P16" style:family="paragraph" style:parent-style-name="Section_20_Title">
      <style:text-properties officeooo:rsid="002c08ed" officeooo:paragraph-rsid="002c08ed"/>
    </style:style>
    <style:style style:name="P17" style:family="paragraph" style:parent-style-name="Section_20_Title">
      <style:text-properties officeooo:rsid="002dcd8a" officeooo:paragraph-rsid="002dcd8a"/>
    </style:style>
    <style:style style:name="P18" style:family="paragraph" style:parent-style-name="Section_20_Title">
      <style:text-properties officeooo:rsid="002e793a" officeooo:paragraph-rsid="002e793a"/>
    </style:style>
    <style:style style:name="P19" style:family="paragraph" style:parent-style-name="Section_20_Title">
      <style:text-properties officeooo:rsid="00316b04" officeooo:paragraph-rsid="00316b04"/>
    </style:style>
    <style:style style:name="P20" style:family="paragraph" style:parent-style-name="Section_20_date">
      <style:text-properties officeooo:rsid="000fed70" officeooo:paragraph-rsid="000fed70"/>
    </style:style>
    <style:style style:name="P21" style:family="paragraph" style:parent-style-name="Section_20_date">
      <style:text-properties officeooo:rsid="0013a1d7" officeooo:paragraph-rsid="0013a1d7"/>
    </style:style>
    <style:style style:name="P22" style:family="paragraph" style:parent-style-name="Section_20_date">
      <style:text-properties officeooo:rsid="0021dfa2" officeooo:paragraph-rsid="0021dfa2"/>
    </style:style>
    <style:style style:name="P23" style:family="paragraph" style:parent-style-name="Section_20_date">
      <style:text-properties officeooo:paragraph-rsid="0021dfa2"/>
    </style:style>
    <style:style style:name="P24" style:family="paragraph" style:parent-style-name="Section_20_date">
      <style:text-properties officeooo:rsid="0021e074" officeooo:paragraph-rsid="0021e074"/>
    </style:style>
    <style:style style:name="P25" style:family="paragraph" style:parent-style-name="Section_20_date">
      <style:text-properties officeooo:rsid="002c08ed" officeooo:paragraph-rsid="002c08ed"/>
    </style:style>
    <style:style style:name="P26" style:family="paragraph" style:parent-style-name="Section_20_sub-caption">
      <style:text-properties officeooo:rsid="000e9cbc" officeooo:paragraph-rsid="000e9cbc"/>
    </style:style>
    <style:style style:name="P27" style:family="paragraph" style:parent-style-name="Section_20_sub-caption">
      <style:text-properties officeooo:rsid="0013a1d7" officeooo:paragraph-rsid="0013a1d7"/>
    </style:style>
    <style:style style:name="P28" style:family="paragraph" style:parent-style-name="Section_20_sub-caption">
      <style:text-properties officeooo:rsid="0021dfa2" officeooo:paragraph-rsid="0021dfa2"/>
    </style:style>
    <style:style style:name="P29" style:family="paragraph" style:parent-style-name="Section_20_sub-caption">
      <style:text-properties officeooo:rsid="0021e074" officeooo:paragraph-rsid="0021e074"/>
    </style:style>
    <style:style style:name="P30" style:family="paragraph" style:parent-style-name="Section_20_sub-caption">
      <style:text-properties officeooo:rsid="002c08ed" officeooo:paragraph-rsid="002c08ed"/>
    </style:style>
    <style:style style:name="P31" style:family="paragraph" style:parent-style-name="Section_20_sub-caption">
      <style:text-properties officeooo:rsid="002d2234" officeooo:paragraph-rsid="002d2234"/>
    </style:style>
    <style:style style:name="P32" style:family="paragraph" style:parent-style-name="Section_20_sub-caption">
      <style:text-properties officeooo:rsid="002e793a" officeooo:paragraph-rsid="002e793a"/>
    </style:style>
    <style:style style:name="P33" style:family="paragraph" style:parent-style-name="Section_20_sub-caption">
      <style:text-properties officeooo:rsid="00316b04" officeooo:paragraph-rsid="00316b04"/>
    </style:style>
    <style:style style:name="P34" style:family="paragraph" style:parent-style-name="Section_20_Title">
      <style:text-properties officeooo:rsid="00157d1f" officeooo:paragraph-rsid="00157d1f"/>
    </style:style>
    <style:style style:name="P35" style:family="paragraph" style:parent-style-name="Section_20_date">
      <style:text-properties officeooo:rsid="002d2234" officeooo:paragraph-rsid="002d2234"/>
    </style:style>
    <style:style style:name="P36" style:family="paragraph" style:parent-style-name="Normal" style:list-style-name="L1">
      <style:text-properties officeooo:rsid="001441e7" officeooo:paragraph-rsid="001441e7"/>
    </style:style>
    <style:style style:name="P37" style:family="paragraph" style:parent-style-name="Normal" style:list-style-name="L2">
      <style:text-properties officeooo:rsid="0014d475" officeooo:paragraph-rsid="0014d475"/>
    </style:style>
    <style:style style:name="P38" style:family="paragraph">
      <loext:graphic-properties draw:fill-color="#55308d"/>
      <style:paragraph-properties fo:text-align="center"/>
    </style:style>
    <style:style style:name="P39" style:family="paragraph">
      <loext:graphic-properties draw:fill="none" draw:fill-color="#ffffff"/>
      <style:paragraph-properties style:writing-mode="lr-tb"/>
      <style:text-properties fo:color="#333333" style:font-name="Noto Sans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0" style:family="paragraph">
      <loext:graphic-properties draw:fill="none" draw:fill-color="#ffffff"/>
      <style:paragraph-properties style:writing-mode="lr-tb"/>
      <style:text-properties fo:color="#333333" style:font-name="Noto Sans Mono" fo:font-size="8pt" fo:font-weight="normal" style:font-size-asian="8pt" style:font-weight-asian="normal" style:font-size-complex="8pt" style:font-weight-complex="normal"/>
    </style:style>
    <style:style style:name="P41" style:family="paragraph">
      <style:paragraph-properties fo:margin-top="0.0598in" fo:margin-bottom="0in"/>
    </style:style>
    <style:style style:name="P42" style:family="paragraph">
      <loext:graphic-properties draw:fill="none" draw:fill-color="#ffffff"/>
      <style:paragraph-properties style:writing-mode="lr-tb"/>
      <style:text-properties fo:color="#333333" style:font-name="Noto Sans" fo:font-size="10pt" fo:font-weight="normal" style:font-size-asian="10pt" style:font-weight-asian="normal" style:font-size-complex="10pt" style:font-weight-complex="normal"/>
    </style:style>
    <style:style style:name="T1" style:family="text">
      <style:text-properties officeooo:rsid="00083f7c"/>
    </style:style>
    <style:style style:name="T2" style:family="text">
      <style:text-properties style:font-name-asian="Nimbus Sans2"/>
    </style:style>
    <style:style style:name="T3" style:family="text">
      <style:text-properties officeooo:rsid="00175d41" style:font-name-asian="Nimbus Sans2"/>
    </style:style>
    <style:style style:name="T4" style:family="text">
      <style:text-properties officeooo:rsid="0021dfa2"/>
    </style:style>
    <style:style style:name="T5" style:family="text">
      <style:text-properties fo:color="#666666" style:font-name="Nimbus Sans" fo:font-size="10pt" officeooo:rsid="0021dfa2" style:font-size-complex="10pt"/>
    </style:style>
    <style:style style:name="T6" style:family="text">
      <style:text-properties fo:color="#55308d" style:font-name-asian="Nimbus Sans2"/>
    </style:style>
    <style:style style:name="T7" style:family="text">
      <style:text-properties officeooo:rsid="002abf01"/>
    </style:style>
    <style:style style:name="T8" style:family="text">
      <style:text-properties officeooo:rsid="00316b04"/>
    </style:style>
    <style:style style:name="T9" style:family="text">
      <style:text-properties officeooo:rsid="003323a4"/>
    </style:style>
    <style:style style:name="T10" style:family="text">
      <style:text-properties fo:color="#333333" style:font-name="Noto Sans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1" style:family="text">
      <style:text-properties fo:color="#333333" style:font-name="Noto Sans Mono" fo:font-size="8pt" fo:font-weight="normal" style:font-size-asian="8pt" style:font-weight-asian="normal" style:font-size-complex="8pt" style:font-weight-complex="normal"/>
    </style:style>
    <style:style style:name="T12" style:family="text">
      <style:text-properties fo:color="#333333" style:font-name="Noto Sans" fo:font-size="12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729fcf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7in" fo:text-indent="-0.25in" fo:margin-left="0.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95in" fo:text-indent="-0.25in" fo:margin-left="0.9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2in" fo:text-indent="-0.25in" fo:margin-left="1.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45in" fo:text-indent="-0.25in" fo:margin-left="1.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95in" fo:text-indent="-0.25in" fo:margin-left="2.9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7in" fo:text-indent="-0.25in" fo:margin-left="0.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95in" fo:text-indent="-0.25in" fo:margin-left="0.9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2in" fo:text-indent="-0.25in" fo:margin-left="1.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45in" fo:text-indent="-0.25in" fo:margin-left="1.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95in" fo:text-indent="-0.25in" fo:margin-left="2.95in"/>
        </style:list-level-properties>
      </text:list-level-style-bullet>
    </text:list-style>
    <style:style style:name="gr1" style:family="graphic">
      <style:graphic-properties svg:stroke-width="0.0319in" svg:stroke-color="#55308d" draw:marker-start-width="0.1866in" draw:marker-end-width="0.1866in" draw:fill-color="#55308d" draw:textarea-horizontal-align="center" draw:textarea-vertical-align="middle" fo:padding-top="0.0161in" fo:padding-bottom="0.0161in" fo:padding-left="0.0161in" fo:padding-right="0.0161in" style:run-through="foreground" style:wrap="run-through" style:number-wrapped-paragraphs="no-limit" style:vertical-pos="from-top" style:vertical-rel="paragraph" style:horizontal-pos="righ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1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8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علی رشیدی</text:p>
      <text:p text:style-name="P2"><draw:line text:anchor-type="paragraph" draw:z-index="0" draw:name="Shape1" draw:style-name="gr1" draw:text-style-name="P38" svg:x1="6.9244in" svg:y1="0.4398in" svg:x2="1.0244in" svg:y2="0.4398in"><text:p/></draw:line>مدیر پروژه و دانشجوی کارشناسی مهندسی کامپیوتر</text:p>
      <text:p text:style-name="P3"><draw:line text:anchor-type="paragraph" draw:z-index="6" draw:name="Shape1" draw:style-name="gr1" draw:text-style-name="P38" svg:x1="6.9244in" svg:y1="1.6209in" svg:x2="1.0244in" svg:y2="1.6209in"><text:p/></draw:line><draw:frame text:anchor-type="paragraph" draw:z-index="1" draw:name="Shape2" draw:style-name="gr3" draw:text-style-name="P42" svg:width="2.7559in" svg:height="0.8906in" svg:x="3.0854in" svg:y="0.2882in"><draw:text-box><text:p><text:span text:style-name="T12">alirashidi127@gmail.com</text:span></text:p><text:p text:style-name="P41"><text:span text:style-name="T12">+98 937 352 7446</text:span></text:p></draw:text-box></draw:frame></text:p>
      <text:p text:style-name="P1">ا<text:span text:style-name="T1">یران، کرمان</text:span></text:p>
      <text:p text:style-name="P1">ح<text:span text:style-name="T1">اجی آباد، خیابان ولی‌عصر ۶</text:span></text:p>
      <text:p text:style-name="P1"><draw:frame text:anchor-type="paragraph" draw:z-index="2" draw:name="Shape2" draw:style-name="gr2" draw:text-style-name="P40" svg:width="1.2862in" svg:height="0.1524in" svg:x="2.7209in" svg:y="0.439in"><draw:text-box><text:p><text:span text:style-name="T11"><text:a xlink:href="https://github.com/codenegaar" xlink:type="simple">/codenegaar</text:a></text:span></text:p></draw:text-box></draw:frame><draw:frame text:anchor-type="paragraph" draw:z-index="5" draw:name="Shape2" draw:style-name="gr2" draw:text-style-name="P39" svg:width="1.2862in" svg:height="0.1524in" svg:x="1.1335in" svg:y="0.439in"><draw:text-box><text:p><text:span text:style-name="T10"><text:a xlink:href="https://linkedin.com/in/codenegaar" xlink:type="simple">/in/codenegaar</text:a></text:span></text:p></draw:text-box></draw:frame>پ<text:span text:style-name="T1">لاک ۵</text:span></text:p>
      <text:p text:style-name="P1"><draw:a xlink:type="simple" xlink:href="https://linkedin.com/in/codenegaar"><draw:frame draw:style-name="fr1" draw:name="HTTPS://LINKEDIN.COM/IN/CODENEGAAR" text:anchor-type="paragraph" svg:x="2.4161in" svg:y="0.1236in" svg:width="0.2591in" svg:height="0.2591in" draw:z-index="4"><draw:image xlink:href="Pictures/100002010000003000000030722DFFDABBFD1D30.png" xlink:type="simple" xlink:show="embed" xlink:actuate="onLoad" loext:mime-type="image/png"/></draw:frame></draw:a><draw:a xlink:type="simple" xlink:href="https://github.com/codenegaar"><draw:frame draw:style-name="fr1" draw:name="HTTPS://GITHUB.COM/CODENEGAAR" text:anchor-type="paragraph" svg:x="3.9965in" svg:y="0.1236in" svg:width="0.2591in" svg:height="0.2591in" draw:z-index="3"><draw:image xlink:href="Pictures/1000020100000030000000301847762297868269.png" xlink:type="simple" xlink:show="embed" xlink:actuate="onLoad" loext:mime-type="image/png"/></draw:frame></draw:a></text:p>
      <text:p text:style-name="P1"/>
      <text:p text:style-name="P1"/>
      <text:p text:style-name="P1"/>
      <text:p text:style-name="P34">مهارت‌ها و علایق</text:p>
      <text:p text:style-name="Skills"><text:span text:style-name="T3">C</text:span><text:span text:style-name="T2">++/Qt<text:tab/><text:tab/><text:tab/><text:tab/><text:tab/></text:span><text:span text:style-name="T6"></text:span></text:p>
      <text:p text:style-name="Skills"><text:span text:style-name="T2">Rust<text:tab/><text:tab/><text:tab/><text:tab/><text:tab/></text:span><text:span text:style-name="T6"></text:span></text:p>
      <text:p text:style-name="Skills"><text:span text:style-name="T2">Node.JS/Express.JS<text:tab/><text:tab/><text:tab/></text:span><text:span text:style-name="T6"></text:span></text:p>
      <text:p text:style-name="Skills"><text:span text:style-name="T2">Java SE<text:tab/><text:tab/><text:tab/><text:tab/><text:tab/></text:span><text:span text:style-name="T6"></text:span></text:p>
      <text:p text:style-name="Skills"><text:span text:style-name="T2">Git, GitLab, CI/CD<text:tab/><text:tab/><text:tab/></text:span><text:span text:style-name="T6"></text:span></text:p>
      <text:p text:style-name="Skills"><text:span text:style-name="T2">Linux<text:tab/><text:tab/><text:tab/><text:tab/><text:tab/></text:span><text:span text:style-name="T6"></text:span></text:p>
      <text:p text:style-name="Skills"><text:span text:style-name="T2">PostgresSQL and DB design<text:tab/><text:tab/></text:span><text:span text:style-name="T6"></text:span></text:p>
      <text:p text:style-name="Skills"><text:span text:style-name="T2">Project Management<text:tab/><text:tab/><text:tab/></text:span><text:span text:style-name="T6"></text:span></text:p>
      <text:p text:style-name="Skills"><text:span text:style-name="T2">Scrum<text:tab/><text:tab/><text:tab/><text:tab/><text:tab/></text:span><text:span text:style-name="T6"></text:span></text:p>
      <text:p text:style-name="Skills"><text:span text:style-name="T2">Typing, word processing, LaTeX<text:tab/></text:span><text:span text:style-name="T6"></text:span></text:p>
      <text:p text:style-name="Skills"><text:span text:style-name="T2">Software Architecture<text:tab/><text:tab/><text:tab/></text:span><text:span text:style-name="T6"></text:span></text:p>
      <text:p text:style-name="Skills"><text:span text:style-name="T2">Blogging<text:tab/><text:tab/><text:tab/><text:tab/><text:tab/></text:span><text:span text:style-name="T6"></text:span></text:p>
      <text:p text:style-name="P15">تجربه‌ها</text:p>
      <text:p text:style-name="P7">تیم برنامه‌نویسی BearishBlue</text:p>
      <text:p text:style-name="P28">مدیر پروژه و توسعه‌دهنده Back-end</text:p>
      <text:p text:style-name="P23"><text:span text:style-name="T5">اَمرداد</text:span><text:span text:style-name="T4"> ۹۸ - اکنون</text:span></text:p>
      <text:p text:style-name="P7">انجمن علمی مهندسی کامپیوتر دانشگاه یزد</text:p>
      <text:p text:style-name="P28">دبیر</text:p>
      <text:p text:style-name="P23"><text:span text:style-name="T4">خرداد ۹۸ - </text:span><text:span text:style-name="T5">اردی‌بهشت</text:span><text:span text:style-name="T4"> ۹۹</text:span></text:p>
      <text:p text:style-name="P7">انجمن علمی مهندسی کامپیوتر دانشگاه یزد</text:p>
      <text:p text:style-name="P28"><text:soft-page-break/>مسئول مسابقات</text:p>
      <text:p text:style-name="P22">خرداد ۹۹ - اکنون</text:p>
      <text:p text:style-name="P8">دانشکده مهندسی کامپیوتر دانشگاه یزد</text:p>
      <text:p text:style-name="P29">دستیار تدریس درس مبانی کامپیوتر و برنامه‌نویسی - <text:span text:style-name="T7">دکتر مهدی یزدیان دهکردی</text:span></text:p>
      <text:p text:style-name="P24">شهریور ۹۸ - دی ۹۸</text:p>
      <text:p text:style-name="P8">دانشکده مهندسی کامپیوتر دانشگاه یزد</text:p>
      <text:p text:style-name="P29">دستیار تدریس درس طراحی الگوریتم‌ه<text:span text:style-name="T7">ا - دکتر سجاد ظریف‌زاده</text:span></text:p>
      <text:p text:style-name="P24">بهمن ۹۸ - اکنون</text:p>
      <text:p text:style-name="Section_20_date"/>
      <text:p text:style-name="P14">تحصیلات</text:p>
      <text:p text:style-name="P5">دانشگاه یزد، یزد، ایران</text:p>
      <text:p text:style-name="P26">کارشناسی مهندسی کامپیوتر</text:p>
      <text:p text:style-name="P20">مهر ۹۶ - اکنون</text:p>
      <text:p text:style-name="P12">فعالیت‌ها:</text:p>
      <text:list xml:id="list2513936633" text:style-name="L1">
        <text:list-item>
          <text:p text:style-name="P36">شرکت در مسابقات برنامه‌نویسی</text:p>
        </text:list-item>
        <text:list-item>
          <text:p text:style-name="P36">بنیان‌گذار گروه کاربران لینوکس دانشگاه یزد (YULUG)</text:p>
        </text:list-item>
        <text:list-item>
          <text:p text:style-name="P36">تدریس Linux Essentials</text:p>
        </text:list-item>
        <text:list-item>
          <text:p text:style-name="P36">دبیر انجمن علمی مهندسی کامپیوتر</text:p>
        </text:list-item>
        <text:list-item>
          <text:p text:style-name="P36">دستیار تدریس</text:p>
        </text:list-item>
      </text:list>
      <text:p text:style-name="P6">دبیرستان نمونه‌دولتی سیدکمال‌الدین موسوی، کرمان، ایران</text:p>
      <text:p text:style-name="P27">دیپلم ریاضی-فیزیک</text:p>
      <text:p text:style-name="P21">مهر ۹۲ - تیر ۹۶</text:p>
      <text:p text:style-name="P13">فعالیت‌ها:</text:p>
      <text:list xml:id="list1229622625" text:style-name="L2">
        <text:list-item>
          <text:p text:style-name="P37">شرکت در المپیاد زبان انگلیسی</text:p>
        </text:list-item>
      </text:list>
      <text:p text:style-name="P16">مقام‌ها و دستاوردها</text:p>
      <text:p text:style-name="P9">مسابقه IEEEXtreme 13.0</text:p>
      <text:p text:style-name="P30">رتبه ۲۸۱ جهانی و ۴ در ایران</text:p>
      <text:p text:style-name="P25">آبان ۹۸</text:p>
      <text:p text:style-name="P9">مسابقه JavaCup 5</text:p>
      <text:p text:style-name="P30">رتبه ۱۷ در مرحله نهایی</text:p>
      <text:p text:style-name="P25">آبان ۹۷</text:p>
      <text:p text:style-name="P9"><text:soft-page-break/>مسابقه برنامه‌نویسی مبهم شریف</text:p>
      <text:p text:style-name="P30">رتبه چهارم</text:p>
      <text:p text:style-name="P25">آذر ۹۸</text:p>
      <text:p text:style-name="P9">مسابقه IEEEXtreme 12.0</text:p>
      <text:p text:style-name="P31">رتبه ۶۴۰ جهانی و ۷ در ایران</text:p>
      <text:p text:style-name="P35">آبان ۹۷</text:p>
      <text:p text:style-name="P17">دوره‌ها و مدارک</text:p>
      <text:p text:style-name="Section_20_Caption">کانون زبان ایران</text:p>
      <text:p text:style-name="Section_20_sub-caption">مدرک تکمیل دوره Advanced</text:p>
      <text:p text:style-name="Section_20_Caption">جاواکاپ ۵</text:p>
      <text:p text:style-name="Section_20_sub-caption">گواهی JavaCup Certified Java Programmer</text:p>
      <text:p text:style-name="Section_20_Caption">مسابقه ICPC، پانزدهمین <text:span text:style-name="T9">و شانزدهمین </text:span>مرحله</text:p>
      <text:p text:style-name="Section_20_sub-caption">گواهی حضور</text:p>
      <text:p text:style-name="Section_20_Caption">مسابقه ICPC، هفدهمین مرحله</text:p>
      <text:p text:style-name="Section_20_sub-caption">شایسته تقدیر</text:p>
      <text:p text:style-name="P18">پروژه‌ها</text:p>
      <text:p text:style-name="P10">TarnaBot</text:p>
      <text:p text:style-name="P32">کتابخانه‌ای برای ساخت ربات‌های تلگرام در Qt 5</text:p>
      <text:p text:style-name="P32"><text:a xlink:type="simple" xlink:href="https://github.com/codenegaar/tarnabot" text:style-name="Internet_20_link" text:visited-style-name="Visited_20_Internet_20_Link">https://github.com/codenegaar/tarnabot</text:a></text:p>
      <text:p text:style-name="P10">BearishBlue</text:p>
      <text:p text:style-name="P19">زبان‌ها</text:p>
      <text:p text:style-name="Section_20_Caption">فارسی</text:p>
      <text:p text:style-name="P33">زبان مادری</text:p>
      <text:p text:style-name="Section_20_Caption">انگ<text:span text:style-name="T8">لیسی</text:span></text:p>
      <text:p text:style-name="P33">تسلط کاری حرفه‌ای</text:p>
      <text:p text:style-name="P11">فرانسوی</text:p>
      <text:p text:style-name="P33">مبتدی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Vazir1" svg:font-family="Vazir"/>
    <style:font-face style:name="Nimbus Sans2" svg:font-family="'Nimbus Sans'" style:font-adornments="Regular" style:font-family-generic="swiss"/>
    <style:font-face style:name="Noto Sans Mono" svg:font-family="'Noto Sans Mono'" style:font-family-generic="swiss" style:font-pitch="fixed"/>
    <style:font-face style:name="Sultan Adan Light" svg:font-family="'Sultan Adan Light'" style:font-adornments="Regular" style:font-pitch="variable"/>
    <style:font-face style:name="Tanha" svg:font-family="Tanh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" svg:font-family="'Nimbus Sans'" style:font-adornments="Regular" style:font-family-generic="swiss" style:font-pitch="variable"/>
    <style:font-face style:name="Noto Sans" svg:font-family="'Noto Sans'" style:font-family-generic="swiss" style:font-pitch="variable"/>
    <style:font-face style:name="Noto Sans Mono1" svg:font-family="'Noto Sans Mono'" style:font-family-generic="swiss" style:font-pitch="variable"/>
    <style:font-face style:name="Nimbus Sans1" svg:font-family="'Nimbus Sans'" style:font-family-generic="system" style:font-pitch="variable"/>
    <style:font-face style:name="Vazir" svg:font-family="Vazi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imbus Sans1" style:font-size-asian="10.5pt" style:language-asian="zh" style:country-asian="CN" style:font-name-complex="Vazir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imbus Sans1" style:font-size-asian="10.5pt" style:language-asian="zh" style:country-asian="CN" style:font-name-complex="Vazir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Vazir" style:font-family-complex="Vazi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Vazir1" style:font-family-complex="Vazi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Vazir1" style:font-family-complex="Vazi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Vazir1" style:font-family-complex="Vazir"/>
    </style:style>
    <style:style style:name="Resume" style:family="paragraph">
      <style:paragraph-properties fo:text-align="end" style:justify-single-word="false" style:writing-mode="rl-tb"/>
      <style:text-properties style:font-name="Nimbus Sans" fo:font-family="'Nimbus Sans'" style:font-style-name="Regular" style:font-family-generic="swiss" style:font-pitch="variable"/>
    </style:style>
    <style:style style:name="Name" style:family="paragraph" style:parent-style-name="Resume">
      <style:text-properties fo:color="#55308d" fo:font-size="26pt" style:font-size-complex="26pt"/>
    </style:style>
    <style:style style:name="JobTitle" style:family="paragraph" style:parent-style-name="Resume">
      <style:paragraph-properties fo:margin-top="0.1in" fo:margin-bottom="0in" loext:contextual-spacing="false"/>
      <style:text-properties fo:color="#6b5e9b" fo:font-size="12pt" style:font-name-complex="Sultan Adan Light" style:font-family-complex="'Sultan Adan Light'" style:font-style-name-complex="Regular" style:font-pitch-complex="variable" style:font-size-complex="12pt" style:font-weight-complex="250"/>
    </style:style>
    <style:style style:name="Adress" style:family="paragraph" style:parent-style-name="Resume">
      <style:text-properties fo:color="#333333"/>
    </style:style>
    <style:style style:name="Section_20_Title" style:display-name="Section Title" style:family="paragraph" style:parent-style-name="Resume">
      <style:paragraph-properties fo:margin-top="0.1in" fo:margin-bottom="0in" loext:contextual-spacing="false"/>
      <style:text-properties fo:color="#55308d" fo:font-size="20pt" style:font-name-complex="Tanha" style:font-family-complex="Tanha" style:font-style-name-complex="Regular" style:font-pitch-complex="variable" style:font-size-complex="20pt"/>
    </style:style>
    <style:style style:name="Section_20_Caption" style:display-name="Section Caption" style:family="paragraph" style:parent-style-name="Resume">
      <style:paragraph-properties fo:margin-top="0.1in" fo:margin-bottom="0in" loext:contextual-spacing="false" fo:padding-left="0.0201in" fo:padding-right="0.2in" fo:padding-top="0.0201in" fo:padding-bottom="0.0201in" fo:border-left="none" fo:border-right="0.74pt solid #55308d" fo:border-top="none" fo:border-bottom="none">
        <style:tab-stops/>
      </style:paragraph-properties>
      <style:text-properties fo:color="#111111" fo:font-weight="bold" style:font-weight-complex="bold"/>
    </style:style>
    <style:style style:name="Section_20_sub-caption" style:display-name="Section sub-caption" style:family="paragraph" style:parent-style-name="Resume">
      <style:paragraph-properties fo:margin-left="0.2in" fo:margin-right="0in" fo:text-indent="0in" style:auto-text-indent="false"/>
      <style:text-properties fo:color="#333333" fo:font-style="italic" style:font-style-complex="italic"/>
    </style:style>
    <style:style style:name="Section_20_date" style:display-name="Section date" style:family="paragraph" style:parent-style-name="Resume">
      <style:paragraph-properties fo:margin-left="0.2in" fo:margin-right="0in" fo:text-indent="0in" style:auto-text-indent="false"/>
      <style:text-properties fo:color="#666666" fo:font-size="10pt" style:font-size-complex="10pt"/>
    </style:style>
    <style:style style:name="Normal" style:family="paragraph" style:parent-style-name="Resume">
      <style:paragraph-properties fo:margin-left="0.2in" fo:margin-right="0in" fo:text-indent="0in" style:auto-text-indent="false"/>
      <style:text-properties fo:color="#000000" style:font-name="Nimbus Sans" fo:font-family="'Nimbus Sans'" style:font-style-name="Regular" style:font-family-generic="swiss" style:font-pitch="variable"/>
    </style:style>
    <style:style style:name="Skills" style:family="paragraph" style:parent-style-name="Resume">
      <style:paragraph-properties fo:margin-left="0in" fo:margin-right="0in" fo:text-align="end" style:justify-single-word="false" fo:text-indent="0in" style:auto-text-indent="false" fo:padding-left="0.0201in" fo:padding-right="0.2in" fo:padding-top="0.0201in" fo:padding-bottom="0.0201in" fo:border-left="none" fo:border-right="0.74pt solid #55308d" fo:border-top="none" fo:border-bottom="none" style:writing-mode="rl-tb">
        <style:tab-stops/>
      </style:paragraph-properties>
      <style:text-properties fo:color="#333333" style:font-name="Nimbus Sans" fo:font-family="'Nimbus Sans'" style:font-style-name="Regular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9T15:21:14.293974298</meta:creation-date>
    <dc:date>2020-08-29T18:51:52.324371766</dc:date>
    <meta:editing-duration>PT3H54S</meta:editing-duration>
    <meta:editing-cycles>49</meta:editing-cycles>
    <meta:generator>LibreOffice/6.4.6.2$Linux_X86_64 LibreOffice_project/40$Build-2</meta:generator>
    <meta:document-statistic meta:table-count="0" meta:image-count="2" meta:object-count="0" meta:page-count="3" meta:paragraph-count="83" meta:word-count="338" meta:character-count="1741" meta:non-whitespace-character-count="1507"/>
  </office:meta>
</office:document-meta>
</file>